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officeooo:paragraph-rsid="00063dfd" style:font-size-asian="12pt" style:font-size-complex="12pt"/>
    </style:style>
    <style:style style:name="P3" style:family="paragraph" style:parent-style-name="Standard">
      <style:text-properties fo:font-size="12pt" officeooo:paragraph-rsid="0007b370" style:font-size-asian="12pt" style:font-size-complex="12pt"/>
    </style:style>
    <style:style style:name="P4" style:family="paragraph" style:parent-style-name="Standard">
      <style:text-properties fo:font-size="12pt" officeooo:paragraph-rsid="000831aa" style:font-size-asian="12pt" style:font-size-complex="12pt"/>
    </style:style>
    <style:style style:name="P5" style:family="paragraph" style:parent-style-name="Standard">
      <style:text-properties fo:font-size="12pt" fo:font-weight="normal" officeooo:paragraph-rsid="0003cdf2" style:font-size-asian="12pt" style:font-weight-asian="normal" style:font-size-complex="12pt" style:font-weight-complex="normal"/>
    </style:style>
    <style:style style:name="P6" style:family="paragraph" style:parent-style-name="Standard">
      <style:text-properties style:font-name="sans-serif" fo:font-size="12pt" style:font-size-asian="12pt" style:font-size-complex="12pt"/>
    </style:style>
    <style:style style:name="P7" style:family="paragraph" style:parent-style-name="Standard">
      <style:text-properties style:font-name="sans-serif" fo:font-size="12pt" officeooo:rsid="0001e204" officeooo:paragraph-rsid="0001e204" style:font-size-asian="12pt" style:font-size-complex="12pt"/>
    </style:style>
    <style:style style:name="P8" style:family="paragraph" style:parent-style-name="Standard">
      <style:text-properties style:font-name="sans-serif" fo:font-size="12pt" officeooo:rsid="00057033" officeooo:paragraph-rsid="0001e204" style:font-size-asian="12pt" style:font-size-complex="12pt"/>
    </style:style>
    <style:style style:name="P9" style:family="paragraph" style:parent-style-name="Standard">
      <style:text-properties style:font-name="sans-serif" fo:font-size="12pt" officeooo:rsid="00057033" officeooo:paragraph-rsid="00057033" style:font-size-asian="12pt" style:font-size-complex="12pt"/>
    </style:style>
    <style:style style:name="P10" style:family="paragraph" style:parent-style-name="Standard">
      <style:text-properties style:font-name="sans-serif" fo:font-size="12pt" officeooo:paragraph-rsid="00063dfd" style:font-size-asian="12pt" style:font-size-complex="12pt"/>
    </style:style>
    <style:style style:name="P11" style:family="paragraph" style:parent-style-name="Standard">
      <style:text-properties style:font-name="sans-serif" fo:font-size="12pt" officeooo:rsid="00063dfd" officeooo:paragraph-rsid="00063dfd" style:font-size-asian="12pt" style:font-size-complex="12pt"/>
    </style:style>
    <style:style style:name="P12" style:family="paragraph" style:parent-style-name="Standard">
      <style:text-properties style:font-name="sans-serif" fo:font-size="12pt" officeooo:rsid="00063dfd" officeooo:paragraph-rsid="0007b370" style:font-size-asian="12pt" style:font-size-complex="12pt"/>
    </style:style>
    <style:style style:name="P13" style:family="paragraph" style:parent-style-name="Standard">
      <style:text-properties style:font-name="sans-serif" fo:font-size="12pt" officeooo:paragraph-rsid="0007b370" style:font-size-asian="12pt" style:font-size-complex="12pt"/>
    </style:style>
    <style:style style:name="P14" style:family="paragraph" style:parent-style-name="Standard">
      <style:text-properties style:font-name="sans-serif" fo:font-size="12pt" officeooo:rsid="0009475a" officeooo:paragraph-rsid="0009475a" style:font-size-asian="12pt" style:font-size-complex="12pt"/>
    </style:style>
    <style:style style:name="P15" style:family="paragraph" style:parent-style-name="Standard">
      <style:text-properties style:font-name="sans-serif" fo:font-size="12pt" fo:font-weight="bold" style:font-size-asian="12pt" style:font-weight-asian="bold" style:font-size-complex="12pt" style:font-weight-complex="bold"/>
    </style:style>
    <style:style style:name="P16" style:family="paragraph" style:parent-style-name="Standard">
      <style:text-properties style:font-name="sans-serif" fo:font-size="12pt" fo:font-weight="bold" officeooo:paragraph-rsid="0003cdf2" style:font-size-asian="12pt" style:font-weight-asian="bold" style:font-size-complex="12pt" style:font-weight-complex="bold"/>
    </style:style>
    <style:style style:name="P17" style:family="paragraph" style:parent-style-name="Standard">
      <style:text-properties style:font-name="sans-serif" fo:font-size="12pt" fo:font-weight="bold" officeooo:paragraph-rsid="00063dfd" style:font-size-asian="12pt" style:font-weight-asian="bold" style:font-size-complex="12pt" style:font-weight-complex="bold"/>
    </style:style>
    <style:style style:name="P18" style:family="paragraph" style:parent-style-name="Standard">
      <style:text-properties style:font-name="sans-serif" fo:font-size="12pt" fo:font-weight="bold" officeooo:rsid="00063dfd" officeooo:paragraph-rsid="0007b370" style:font-size-asian="12pt" style:font-weight-asian="bold" style:font-size-complex="12pt" style:font-weight-complex="bold"/>
    </style:style>
    <style:style style:name="P19" style:family="paragraph" style:parent-style-name="Standard">
      <style:text-properties style:font-name="sans-serif" fo:font-size="12pt" fo:font-weight="bold" officeooo:paragraph-rsid="0007b370" style:font-size-asian="12pt" style:font-weight-asian="bold" style:font-size-complex="12pt" style:font-weight-complex="bold"/>
    </style:style>
    <style:style style:name="P20" style:family="paragraph" style:parent-style-name="Standard">
      <style:text-properties style:font-name="sans-serif" fo:font-size="12pt" fo:font-weight="bold" officeooo:paragraph-rsid="000831aa" style:font-size-asian="12pt" style:font-weight-asian="bold" style:font-size-complex="12pt" style:font-weight-complex="bold"/>
    </style:style>
    <style:style style:name="P21" style:family="paragraph" style:parent-style-name="Standard">
      <style:text-properties style:font-name="sans-serif" fo:font-size="12pt" fo:font-weight="normal" style:font-size-asian="12pt" style:font-weight-asian="normal" style:font-size-complex="12pt" style:font-weight-complex="normal"/>
    </style:style>
    <style:style style:name="P22" style:family="paragraph" style:parent-style-name="Standard">
      <style:text-properties style:font-name="sans-serif" fo:font-size="12pt" fo:font-weight="normal" officeooo:paragraph-rsid="0003cdf2" style:font-size-asian="12pt" style:font-weight-asian="normal" style:font-size-complex="12pt" style:font-weight-complex="normal"/>
    </style:style>
    <style:style style:name="P23" style:family="paragraph" style:parent-style-name="Standard">
      <style:text-properties style:font-name="sans-serif" fo:font-size="12pt" fo:font-weight="normal" officeooo:rsid="00063dfd" officeooo:paragraph-rsid="00063dfd" style:font-size-asian="12pt" style:font-weight-asian="normal" style:font-size-complex="12pt" style:font-weight-complex="normal"/>
    </style:style>
    <style:style style:name="P24" style:family="paragraph" style:parent-style-name="Standard">
      <style:text-properties officeooo:paragraph-rsid="0007b370"/>
    </style:style>
    <style:style style:name="P25" style:family="paragraph" style:parent-style-name="Standard">
      <style:paragraph-properties fo:margin-top="0cm" fo:margin-bottom="0.499cm" style:contextual-spacing="false"/>
    </style:style>
    <style:style style:name="P26" style:family="paragraph" style:parent-style-name="Heading_20_1">
      <style:text-properties style:font-name="sans-serif" fo:font-size="12pt" officeooo:paragraph-rsid="0007b370" style:font-size-asian="12pt" style:font-size-complex="12pt"/>
    </style:style>
    <style:style style:name="P27" style:family="paragraph" style:parent-style-name="Text_20_body">
      <style:text-properties style:font-name="sans-serif" fo:font-size="12pt" officeooo:rsid="0001e204" officeooo:paragraph-rsid="0001e204" style:font-size-asian="12pt" style:font-size-complex="12pt"/>
    </style:style>
    <style:style style:name="P28" style:family="paragraph" style:parent-style-name="Text_20_body" style:list-style-name="L4">
      <style:text-properties fo:font-size="12pt" style:font-size-asian="12pt" style:font-size-complex="12pt"/>
    </style:style>
    <style:style style:name="P29" style:family="paragraph" style:parent-style-name="Text_20_body" style:list-style-name="L13">
      <style:text-properties fo:font-size="12pt" style:font-size-asian="12pt" style:font-size-complex="12pt"/>
    </style:style>
    <style:style style:name="P30" style:family="paragraph" style:parent-style-name="Text_20_body" style:list-style-name="L14">
      <style:text-properties fo:font-size="12pt" style:font-size-asian="12pt" style:font-size-complex="12pt"/>
    </style:style>
    <style:style style:name="P31" style:family="paragraph" style:parent-style-name="Text_20_body" style:list-style-name="L1">
      <style:paragraph-properties fo:margin-top="0cm" fo:margin-bottom="0cm" style:contextual-spacing="false"/>
      <style:text-properties fo:font-size="12pt" style:font-size-asian="12pt" style:font-size-complex="12pt"/>
    </style:style>
    <style:style style:name="P32" style:family="paragraph" style:parent-style-name="Text_20_body" style:list-style-name="L2">
      <style:paragraph-properties fo:margin-top="0cm" fo:margin-bottom="0cm" style:contextual-spacing="false"/>
      <style:text-properties fo:font-size="12pt" style:font-size-asian="12pt" style:font-size-complex="12pt"/>
    </style:style>
    <style:style style:name="P33" style:family="paragraph" style:parent-style-name="Text_20_body" style:list-style-name="L3">
      <style:paragraph-properties fo:margin-top="0cm" fo:margin-bottom="0cm" style:contextual-spacing="false"/>
      <style:text-properties fo:font-size="12pt" style:font-size-asian="12pt" style:font-size-complex="12pt"/>
    </style:style>
    <style:style style:name="P34" style:family="paragraph" style:parent-style-name="Text_20_body" style:list-style-name="L5">
      <style:paragraph-properties fo:margin-top="0cm" fo:margin-bottom="0cm" style:contextual-spacing="false"/>
      <style:text-properties fo:font-size="12pt" style:font-size-asian="12pt" style:font-size-complex="12pt"/>
    </style:style>
    <style:style style:name="P35" style:family="paragraph" style:parent-style-name="Text_20_body" style:list-style-name="L6">
      <style:paragraph-properties fo:margin-top="0cm" fo:margin-bottom="0cm" style:contextual-spacing="false"/>
      <style:text-properties fo:font-size="12pt" style:font-size-asian="12pt" style:font-size-complex="12pt"/>
    </style:style>
    <style:style style:name="P36" style:family="paragraph" style:parent-style-name="Text_20_body" style:list-style-name="L7">
      <style:paragraph-properties fo:margin-top="0cm" fo:margin-bottom="0cm" style:contextual-spacing="false"/>
      <style:text-properties fo:font-size="12pt" style:font-size-asian="12pt" style:font-size-complex="12pt"/>
    </style:style>
    <style:style style:name="P37" style:family="paragraph" style:parent-style-name="Text_20_body" style:list-style-name="L8">
      <style:paragraph-properties fo:margin-top="0cm" fo:margin-bottom="0cm" style:contextual-spacing="false"/>
      <style:text-properties fo:font-size="12pt" style:font-size-asian="12pt" style:font-size-complex="12pt"/>
    </style:style>
    <style:style style:name="P38" style:family="paragraph" style:parent-style-name="Text_20_body" style:list-style-name="L9">
      <style:paragraph-properties fo:margin-top="0cm" fo:margin-bottom="0cm" style:contextual-spacing="false"/>
      <style:text-properties fo:font-size="12pt" style:font-size-asian="12pt" style:font-size-complex="12pt"/>
    </style:style>
    <style:style style:name="P39" style:family="paragraph" style:parent-style-name="Text_20_body" style:list-style-name="L10">
      <style:paragraph-properties fo:margin-top="0cm" fo:margin-bottom="0cm" style:contextual-spacing="false"/>
      <style:text-properties fo:font-size="12pt" style:font-size-asian="12pt" style:font-size-complex="12pt"/>
    </style:style>
    <style:style style:name="P40" style:family="paragraph" style:parent-style-name="Text_20_body" style:list-style-name="L11">
      <style:paragraph-properties fo:margin-top="0cm" fo:margin-bottom="0cm" style:contextual-spacing="false"/>
      <style:text-properties fo:font-size="12pt" style:font-size-asian="12pt" style:font-size-complex="12pt"/>
    </style:style>
    <style:style style:name="P41" style:family="paragraph" style:parent-style-name="Text_20_body" style:list-style-name="L12">
      <style:paragraph-properties fo:margin-top="0cm" fo:margin-bottom="0cm" style:contextual-spacing="false"/>
      <style:text-properties fo:font-size="12pt" style:font-size-asian="12pt" style:font-size-complex="12pt"/>
    </style:style>
    <style:style style:name="P42" style:family="paragraph" style:parent-style-name="Text_20_body" style:list-style-name="L14">
      <style:paragraph-properties fo:margin-top="0cm" fo:margin-bottom="0cm" style:contextual-spacing="false"/>
      <style:text-properties fo:font-size="12pt" style:font-size-asian="12pt" style:font-size-complex="12pt"/>
    </style:style>
    <style:style style:name="T1" style:family="text">
      <style:text-properties style:font-name="sans-serif"/>
    </style:style>
    <style:style style:name="T2" style:family="text">
      <style:text-properties style:font-name="sans-serif" fo:font-weight="bold" style:font-weight-asian="bold" style:font-weight-complex="bold"/>
    </style:style>
    <style:style style:name="T3" style:family="text">
      <style:text-properties style:font-name="sans-serif" fo:font-weight="bold" officeooo:rsid="00063dfd" style:font-weight-asian="bold" style:font-weight-complex="bold"/>
    </style:style>
    <style:style style:name="T4" style:family="text">
      <style:text-properties style:font-name="sans-serif" fo:font-size="12pt" fo:font-weight="bold" style:font-size-asian="12pt" style:font-weight-asian="bold" style:font-size-complex="12pt" style:font-weight-complex="bold"/>
    </style:style>
    <style:style style:name="T5" style:family="text">
      <style:text-properties style:font-name="sans-serif" fo:font-size="12pt" style:font-size-asian="12pt" style:font-size-complex="12pt"/>
    </style:style>
    <style:style style:name="T6" style:family="text">
      <style:text-properties style:font-name="sans-serif" officeooo:rsid="00063dfd"/>
    </style:style>
    <style:style style:name="T7" style:family="text">
      <style:text-properties fo:font-weight="bold" style:font-weight-asian="bold" style:font-weight-complex="bold"/>
    </style:style>
    <style:style style:name="T8" style:family="text">
      <style:text-properties fo:color="#c9211e" loext:opacity="100%" style:font-name="sans-serif" fo:font-size="12pt" style:font-size-asian="12pt" style:font-size-complex="12pt"/>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Arsa sahibi ve müteahhitin detaylı bilgileri birbirleriyle paylaşmalıdır. </text:p>
      <text:list xml:id="list3019402920" text:style-name="L1">
        <text:list-item>
          <text:p text:style-name="P31">İnşaatın yapım süresi belirtilmelidir. </text:p>
        </text:list-item>
      </text:list>
      <text:list xml:id="list2812902146" text:style-name="L2">
        <text:list-item>
          <text:p text:style-name="P32">Tazminat süreci konuşulmalıdır. </text:p>
        </text:list-item>
      </text:list>
      <text:list xml:id="list1647049839" text:style-name="L3">
        <text:list-item>
          <text:p text:style-name="P33">Müteahhitin yükümlülükleri bilinmelidir. </text:p>
        </text:list-item>
      </text:list>
      <text:list xml:id="list2638723488" text:style-name="L4">
        <text:list-item>
          <text:p text:style-name="P28">Arsa sahibinin yükümlülükleri bilinmelidir.</text:p>
        </text:list-item>
      </text:list>
      <text:list xml:id="list175000791058258" text:continue-list="list3019402920" text:style-name="L1">
        <text:list-item>
          <text:p text:style-name="P31">Arsa sahipleri müteahhite taşınma durumunu belirtmelidir. </text:p>
        </text:list-item>
      </text:list>
      <text:list xml:id="list435105336" text:style-name="L5">
        <text:list-item>
          <text:p text:style-name="P34">Sözleşme tapuya şerh ettirilmelidir </text:p>
        </text:list-item>
      </text:list>
      <text:list xml:id="list4033799065" text:style-name="L6">
        <text:list-item>
          <text:p text:style-name="P35">Taşınmazın üzerinde ipotek, haciz, şerh olması durumu konuşulmalıdır. </text:p>
        </text:list-item>
      </text:list>
      <text:list xml:id="list1448719213" text:style-name="L7">
        <text:list-item>
          <text:p text:style-name="P36">İlave imar artışı durumunda izlenecek yol öncesinde belirlenmelidir. </text:p>
        </text:list-item>
      </text:list>
      <text:list xml:id="list1466968909" text:style-name="L8">
        <text:list-item>
          <text:p text:style-name="P37">İskan alma detayları belirtilmelidir. </text:p>
        </text:list-item>
      </text:list>
      <text:list xml:id="list319590586" text:style-name="L9">
        <text:list-item>
          <text:p text:style-name="P38">Emlak vergilerini kimin ne süreyle ödeyeceği belirtilmelidir. </text:p>
        </text:list-item>
      </text:list>
      <text:list xml:id="list990345017" text:style-name="L10">
        <text:list-item>
          <text:p text:style-name="P39">Taraflardan birinin sözleşmeden cayması durumunda izlenecek süreç </text:p>
        </text:list-item>
      </text:list>
      <text:list xml:id="list4241483669" text:style-name="L11">
        <text:list-item>
          <text:p text:style-name="P40">Olası durumlar (deprem, yangın, sıkıyönetim, doğal afet vs.) </text:p>
        </text:list-item>
      </text:list>
      <text:list xml:id="list1553849836" text:style-name="L12">
        <text:list-item>
          <text:p text:style-name="P41">Sözleşmenin devir işlemleri </text:p>
        </text:list-item>
      </text:list>
      <text:list xml:id="list3075354625" text:style-name="L13">
        <text:list-item>
          <text:p text:style-name="P29">Yönetim planının detaylı analizi</text:p>
        </text:list-item>
      </text:list>
      <text:p text:style-name="P7"/>
      <text:p text:style-name="P7"/>
      <text:p text:style-name="P27">Mimari projenin kim tarafından yönetilip çizileceği </text:p>
      <text:list xml:id="list1135725715" text:style-name="L14">
        <text:list-item>
          <text:p text:style-name="P42">Bina içerisinde kullanılacak beton sınıfı, demir türü, taşıyıcı sistemi </text:p>
        </text:list-item>
        <text:list-item>
          <text:p text:style-name="P42">Su izolasyonu için kullanılacak marka ve malzeme bilgileri </text:p>
        </text:list-item>
        <text:list-item>
          <text:p text:style-name="P42">Dış cephe ve çatı da kullanılacak malzeme detayları </text:p>
        </text:list-item>
        <text:list-item>
          <text:p text:style-name="P42">Alçı, boya, alçıpan, duvar gibi işçiliklerin detayları </text:p>
        </text:list-item>
        <text:list-item>
          <text:p text:style-name="P42">Daire içerisinde kullanılacak parke türü ve marka detayları </text:p>
        </text:list-item>
        <text:list-item>
          <text:p text:style-name="P30">Daire için bütün ince ayrıntılar ve detayların ayrı ayrı marka ve türü şeklinde belirtilmesi </text:p>
        </text:list-item>
      </text:list>
      <text:p text:style-name="P7"/>
      <text:p text:style-name="P8">Kat irtifakı kurulabilmesi için gerekenler</text:p>
      <text:p text:style-name="P8"><text:s/>1- Vaziyet planı</text:p>
      <text:p text:style-name="P9">2- <text:s/>Yönetim planı</text:p>
      <text:p text:style-name="P9">3- onaylı Mimari proje</text:p>
      <text:p text:style-name="P7"/>
      <text:p text:style-name="P7"/>
      <text:p text:style-name="P7"/>
      <text:p text:style-name="P7"/>
      <text:p text:style-name="P7"/>
      <text:p text:style-name="P7"/>
      <text:p text:style-name="P7"/>
      <text:p text:style-name="P7"/>
      <text:p text:style-name="P7">3194 Sayılı İmar Kanunu</text:p>
      <text:p text:style-name="P6"/>
      <text:p text:style-name="P15">Ruhsat Alma Şartları:</text:p>
      <text:p text:style-name="P15"/>
      <text:p text:style-name="P1"><text:span text:style-name="T1">MADDE 22-(Anayasa Mahkemesinin 11.2.1986 tarih ve 1986/29 sayılı kararı ile iptal edilen ibareler çıkarılarak düzenlenmiştir.) Yapı ruhsatiyesi almak için belediye, valilik bürolarına yapı sahipleri veya kanuni vekillerince dilekçe ile müracaat edilir. Dilekçeye, sadece tapu (istisnai hallerde tapu senedi yerine geçecek belge) mimari proje, statik proje, elektrik ve tesisat projeleri, resim ve </text:span><text:soft-page-break/><text:span text:style-name="T1">hesapları röperli veya yoksaebatlı kroki eklenmesi gereklidir. Belediyeler veya valiliklerce ruhsat ve ekleri incelenerek eksik ve yanlış bulunmuyorsa </text:span><text:span text:style-name="T2">müracaat tarihinden itibaren en geç otuz gün</text:span><text:span text:style-name="T1"> içinde yapı ruhsatiyesi verilir.Eksik veya yanlış olduğu takdirde, </text:span><text:span text:style-name="T2">müracaat tarihinden itibaren on beş gün içinde</text:span><text:span text:style-name="T1"> müracaatçıya ilgili bütün eksik ve yanlışları yazı ile bildirilir. Eksik ve yanlışlar giderildikten sonra yapılacak </text:span><text:span text:style-name="T2">müracaattan itibaren en geç on beş gün içinde yapı ruhsatiyesi verilir.</text:span></text:p>
      <text:p text:style-name="P15"/>
      <text:p text:style-name="P16">Yapı Kullanma İzni:</text:p>
      <text:p text:style-name="P16"/>
      <text:p text:style-name="P5"><text:span text:style-name="T1">MADDE 30-(Anayasa Mahkemesinin 11.12.1986 tarih ve 1986/29 sayılı kararı ile iptal edilen ibareler çıkarılarak düzenlenmiştir.) Yapı tamamen bittiği takdirde tamamının, kısmen kullanılması mümkün kısımları tamamlandığı takdirde bu kısımlarının kullanılabilmesi için, inşaat ruhsatını veren ilgili belediye ve valilikten izin alınması mecburidir. Mal sahibinin müracaatı üzerine yapının ruhsat ve eklerine uygun olduğu ve kullanılmasında fen bakımından mahzur görülmediğinin tespiti gerekir.</text:span><text:span text:style-name="T2">Belediyeler, valilikler mal sahiplerinin müracaatlarını en geç otuz gün içinde neticelendirmek mecburiyetindedir</text:span><text:span text:style-name="T1">. Aksi halde bu müddetin sonunda yapının tamamının veya biten kısmının kullanılmasına izin verilmiş sayılır.</text:span></text:p>
      <text:p text:style-name="P21">12Bu maddeye göre verilen izin yapı sahibini kanuna, ruhsat ve eklerine riayetsizlikten doğacak mesuliyetten kurtarmayacağı gibi her türlü vergi, resim ve harç ödeme mükellefiyetinden de kurtarmaz</text:p>
      <text:p text:style-name="P21"/>
      <text:p text:style-name="P22">12Bu maddeye göre verilen izin yapı sahibini kanuna, ruhsat ve eklerine riayetsizlikten doğacak mesuliyetten kurtarmayacağı gibi her türlü vergi, resim ve harç ödeme mükellefiyetinden de kurtarmaz.</text:p>
      <text:p text:style-name="P22"/>
      <text:p text:style-name="P16">Kullanma İzni Alınmamış Yapılar:</text:p>
      <text:p text:style-name="P22"/>
      <text:p text:style-name="P5"><text:span text:style-name="T1">MADDE 31-</text:span><text:span text:style-name="T2">İnşaatın bitme günü, kullanma izninin verildiği tarihtir.</text:span><text:span text:style-name="T1"> Kullanma izni verilmeyen ve alınmayan yapılar da izin alınıncaya kadar elektrik, su ve kanalizasyon hizmetlerinden ve tesislerinden faydalandırılmazlar. Ancak, kullanma izni alan bağımsız bölümler bu hizmetlerden istifade ettirilir.</text:span></text:p>
      <text:p text:style-name="P21"/>
      <text:p text:style-name="P16">Yapı Kullanma İzni:</text:p>
      <text:p text:style-name="P22"/>
      <text:p text:style-name="P5"><text:span text:style-name="T1">MADDE 64-(Değişik fıkra:RG-1/6/2013-28664) Yapı tamamlandığında tamamının veya kısmen kullanılması mümkün kısımları tamamlandığında bu kısımlarının kullanılabilmesi için, yapı ruhsatını veren ilgili idareden izin alınması zorunludur. Bu iznin alınması için ilgili idareye yapılan başvuru dilekçesi ekinde, fenni mesullerin veya yapı denetim kuruluşlarının yapının projelerine, fen ve sağlık kurallarına uygun olarak yapılıp yapılmadığını, mevzuata uygun olarak piyasaya arz edilmiş ve bu Yönetmeliğin 5 inci maddesinde belirtilen mevzuatın gereklerini sağlayan malzeme kullanılıp kullanılmadığını belirten raporları, yetki belgesine haiz mimar, mühendis veya kuruluşlarca tanzim edilen enerji kimlik belgesi ile yapıya ilişkin fotoğrafları yer alır. Enerji kimlik belgesi, yapı kullanma izin belgesi ile birlikte onaylanarak yapı sahibine verilir. (Mülga cümle:RG-8/9/2013-28759) (...) (Mülga cümle:RG-8/9/2013-28759 (...) İlgili idareler, yapı kullanma izni işlemlerinde; uydu antenleri ve diğer haberleşme antenleri ile telefon, televizyon, kablo tv ve internet gibi, sesli ve görüntülü haberleşme ve iletişim sistemlerine dair tesisatı, kullanıcıların aynı hizmeti aynı anda farklı </text:span><text:soft-page-break/><text:span text:style-name="T1">kuruluşlardan sağlanmasına imkan veren çoklu sisteme uygun olarak ve görüntü ve haberleşme kirliliğine yol açmayacak şekilde tesis edilip edilmediğini, ticari binalarda standartlara uygun ve görüntü kirliliğine yol açmayacak şekilde tabela yeri bırakılıp bırakılmadığını, binalarda usulüne uygun atık ayrıştırma bacası yapılıp yapılmadığını, ilgili mevzuatına uygun olarak yenilenebilir enerji kaynaklarından faydalanılıp faydalanılmadığını, sitelerde gri su toplama havuzu, dış güvenlik kamerası tesisatı ve benzeri önlemlerin alınıp alınmadığını denetlemek zorundadır. Mal sahibinin müracaatı üzerine belediye veya valilik, yapının ruhsat ve eklerine, fen ve sağlık kurallarına uygun olarak tamamlanıp tamamlanmadığını, Türk Standartları Enstitüsü standartlarına uygun malzeme kullanılıp kullanılmadığını belirler.</text:span></text:p>
      <text:p text:style-name="P1"><text:span text:style-name="T1">23</text:span><text:span text:style-name="T2">Yapının mevzuata uygun bulunması halinde, 30 gün içinde yapı kullanma izin belgesi düzenlenir.</text:span><text:span text:style-name="T1"> Aksi halde, eksikliklerinin tamamlanarak yapının mevzuata uygun hale getirilmesi istenir. Eksikliklerin tamamlanmasından sonra, aynı süreç izlenerek yapı kullanma izin belgesi düzenlenip, yapı kullanma izni verilir. Yapı kullanma izin belgesinin birer örneği, mal sahibi ve/veya sahiplerine, yapının müteahhidine, proje müelliflerine ve fenni mesullere verilir.(Değişik:RG-13/7/2000-24108) Yapının kısmen kullanılması mümkün olan kısımlarına yapı kullanma izni düzenlenebilmesi için, bu bölümlere hizmet veren ortak kullanım alanlarının tamamlanmış ve kullanılabilir olması ve yapıda mevzuata aykırılığın bulunmaması şarttır.(Mülga:RG-13/7/2000-24108)</text:span><text:span text:style-name="T2">Yapı kullanma izninin verildiği tarih, yapının tamamlandığı tarihtir.</text:span><text:span text:style-name="T1"> 5 yıllık ruhsat süresi içinde yapı kullanma izninin düzenlenmesi gerekir. Aksi halde, bu Yönetmeliğin 12 nci maddesindeki hükümler uygulanır.Kullanma izni verilmeyen ve alınmayan yapılar elektrik, su, kanalizasyon, haberleşme ve benzeri hizmetlerden ve tesislerden faydalanamazlar. Bu hizmetlerden yararlanılması durumunda hizmeti veren idare sorumludur. Kısmi yapı kullanmaiznine bağlanan yapının yalnızca bu bölümleri bu hizmetlerden yararlandırılır. (Ek fıkra:RG-8/9/2013-28759) Mücavir alan dışında kalan ve yapı inşaat alanı 1000 m2’den az olan binalar hariç diğer binalarda binanın enerji performansını değiştirecek her türlü tadilatın sonunda binanın enerji performansını ortaya koyan enerji kimlik belgesinin yeniden düzenlenmesi zorunludur. Enerji kimlik belgesi düzenlenmemiş binalarda yapılacak tadilatlarda ve ruhsata tabi olmasına rağmen ruhsat alınmaksızın inşa edilen yapılara Kanunun 32 nci maddesi kapsamındaki ruhsat ve yapı kullanma izni işlemlerinde de enerji kimlik belgesi düzenlenmesi şarttır. (Ek fıkra:RG-8/9/2013-28759) Merkezi ısıtma sistemine sahip binaların ısıtma tesisatı projelerinde termostatik vanalar, oda termostatları ve sıcaklık sensörleri gibi merkezi veya lokal ısı veya sıcaklık kontrol cihazları ile projenin gereğine göre ısı sayaçları veya ısı ölçer gibi ısınma maliyetlerinin ısı kullanım miktarına bağlı olarak paylaşımını sağlayan sistemlere yer verilmesi zorunlu olup, buna aykırı olarak hazırlanan projeler ilgili mercilerce onaylanmaz, yapı ruhsatı ve yapı kullanma izni verilmez. Bu sistemlerin tesis edilmediği merkezi ısıtma sistemine sahip mevcut binalarda 57 nci madde kapsamında ilgili mühendislerce; binanın tesisatlarının ve enerji performansının, bu sistemin kurulmasına uygun olup olmadığına ve fen ve sağlık kurallarına uygunluğuna dair rapor düzenlenmeden uygun hale getirilmesine ve bu sistemin kurulmasına ilişkin tesisat projeleri hazırlanarak ilgili idarelerce onaylanmadan bu amaçla yapılacak tadilat ruhsatı talepleri karşılanmaz. Bireysel ısınma sisteminden merkezi ısıtma sistemine dönüştürülen binalarda da bu hüküm uygulanır. Bu işlerin yaptırılmasında </text:span><text:span text:style-name="T2">634 sayılı Kat Mülkiyeti Kanunu</text:span><text:span text:style-name="T1"> hükümleri çerçevesinde bina veya toplu yapı kat malikleri kurulu yetkili ve sorumludur.</text:span></text:p>
      <text:p text:style-name="P23"><text:soft-page-break/>KAT MÜLKİYETİ KANUNU</text:p>
      <text:p text:style-name="P21"/>
      <text:p text:style-name="P21"/>
      <text:p text:style-name="P21">Madde 10 –Kat mülkiyeti ve kat irtifakı resmi senetle ve tapu siciline tescil ile doğar.Anagayrimenkulün tümünün mülkiyeti (Kat mülkiyeti) ne çevrilmeden o gayrimenkulün yalnız bir veya birkaç bölümü üzerinde kat mülkiyeti kurulamaz.</text:p>
      <text:p text:style-name="P6"/>
      <text:p text:style-name="P2"><text:span text:style-name="T1">4136(Değişik üçüncü fıkra: 14/11/2007-5711/3 md.)Kat mülkiyeti kurulurken aynı katta bir-birine bitişik bulunan aynı nevideki birden fazla bağımsız bölüm veya bir yapının otel, iş veya ticaret yeri gibi iktisadî açıdan veya kullanma bakımından bütünlük arz eden birden çok katı veya bölümü, kat mülkiyeti kütüğüne</text:span><text:span text:style-name="T2"> tek bağımsız bölüm </text:span><text:span text:style-name="T1">olarak tescil edilebilir. Böyle bir tescilin yapılabilmesi için, buna uygun değişiklik projesinin ve yapı kullanma izin belgesinin Tapu Sicil Müdürlüğüne verilmiş olması gereklidir.</text:span></text:p>
      <text:p text:style-name="P10"/>
      <text:p text:style-name="P10">(Değişik dördüncü fıkra: 15/2/2018-7099/4 md.) Kat mülkiyetinin tescili, tapu memurunca düzenlenen resmî senet uyarınca veya aşağıdaki fıkralara göre yapılabilir.</text:p>
      <text:p text:style-name="P10"/>
      <text:p text:style-name="P2"><text:span text:style-name="T1">(Ek fıkra: 15/2/2018-7099/4 md.) Hak sahiplerine isabet eden bağımsız bölümlerin belir-lenmiş olması şartıyla arsa maliki ile yüklenici arasında düzenlenen kat karşılığı inşaat sözleşme-si, kat karşılığı temlik sözleşmesi ve bağımsız bölümlerin taksimine ilişkin noterlik sözleşmesine istinaden inşa edilecek olan binaya ilişkin cins değişikliği, kat irtifakı ve kat mülkiyeti tesisi işlemi, yüklenici tarafından talep edilmesi halinde ilgili idare tarafından yapılır. Tapuya tescil işlemlerinde elektronik ortamda düzenlenen ve ilgili idare tarafından </text:span><text:span text:style-name="T2">onaylı mimari proje ile yönetim planı </text:span><text:span text:style-name="T1">esas alınır. Mimari proje ile yönetim planında </text:span><text:span text:style-name="T2">malik imzası aranmaz.</text:span></text:p>
      <text:p text:style-name="P17"/>
      <text:p text:style-name="P10">(Ek fıkra: 15/2/2018-7099/4 md.) Cins değişikliği işlemlerinde yapı kullanma izin belge-si düzenlenen yapılara ilişkin lisanslı harita kadastro mühendislik büroları, bu büroların bulun-madığı yerlerde kadastro müdürlüğü tarafından düzenlenecek tescil bildirimini müteakip, yapı kullanma izin belgesini düzenleyen kurum veya kuruluşa gönderilen cins değişikliğine ilişkin tescil bildirimi ve eki belgeler ilgili kurumca yapı kullanma izin belgesi ile birlikte ilgili tapu müdürlüğüne elektronik ortamda gönderilir. Gönderilen belgeler gereğince tapu müdürlüğü tarafından resen cins değişikliği yapılarak tapu siciline tescil sağlanır. Kat irtifakından, kat mülki-yetine geçiş işlemlerinde bu fıkra hükmü uygulanmaz.Kat mülkiyetine konuolmaya elverişli bir gayrimenkul üzerindeki ortaklığın giderilmesi davalarında, mirasçılardan veya ortak maliklerden biri, paylaşmanın, kat mülkiyeti kurulması ve bağımsız bölümlerin tahsisi suretiyle yapılmasını isterse, hakim, o gayrimenkulün mülkiyetinin, 12 nci maddede yazılı belgelere dayanılarak kat mülkiyetine çevrilmesine ve paylar denkleştiril-mek suretiyle bağımsız bölümlerin ortaklara ayrı ayrı tahsisine karar verebilir.</text:p>
      <text:p text:style-name="P10"/>
      <text:p text:style-name="P2"><text:span text:style-name="T1">(Ek fıkra: 14/11/2007-5711/3 md.) Gelirinin ortak giderlere harcanması için veya başka bir amaçla ortak yararlanmaya tahsis edilen bağımsız bölümlerin malik hanesine, bunlardan yarar-lanan "bağımsız bölümlerin numaraları" yazılmak suretiyle kat mülkiyeti kütüğüne tescil edilir. Bu husus bağımsız bölümlerin beyanlar hanesinde gösterili</text:span><text:span text:style-name="T6">R.</text:span></text:p>
      <text:p text:style-name="P11"/>
      <text:p text:style-name="P11"/>
      <text:p text:style-name="P18"><text:soft-page-break/>II -Ortak yerler üzerinde :</text:p>
      <text:p text:style-name="P12"/>
      <text:p text:style-name="P3"><text:span text:style-name="T6">Madde 16 –Kat malikleri anagayrimenkulün bütün ortak yerlerine, arsa payları oranında, ortak mülkiyet hükümlerine göre malik olurlar.Kat malikleri ortak yerlerde kullanma hakkına sahiptirler; bu hakkın genel kömürlük, ga-raj, teras, çamaşırhane ve çamaşır kurutma alanları gibi yerlerdeki ölçüsü, </text:span><text:span text:style-name="T3">aksine sözleşme olma-dıkça, her kat malikine ait arsa payı ile oranlıdır.</text:span></text:p>
      <text:p text:style-name="P12"/>
      <text:p text:style-name="P18">B) Kat irtifakı sahibinin hakları:</text:p>
      <text:p text:style-name="P12"/>
      <text:p text:style-name="P3"><text:span text:style-name="T3">Madde 17</text:span><text:span text:style-name="T6"> –Kat irtifakı sahipleri, ortak arsa üzerinde yapılacak yapının, sözleşmede yazı-lı süre içinde başlaması ve tamamlanması için kendilerine düşen borçların yerine getirilmesini, karşılıklı olarak isteme ve dava etme hakkına sahiptirler.</text:span></text:p>
      <text:p text:style-name="P12"/>
      <text:p text:style-name="P3"><text:span text:style-name="T6">(Değişik: 13/4/1983 -2814/7 md.) </text:span><text:span text:style-name="T3">Kat irtifakı sahipleri yapının tamamlanması için kendi aralarından veya dışarıdan bir veya birkaç kişiyi yönetici olarak tayin edebilirler.</text:span><text:span text:style-name="T6"> Kat mülkiyeti yöneticisinin görev, yetki ve sorumluluklarına dairhükümler, bu yönetici hakkında da uygulanır.</text:span></text:p>
      <text:p text:style-name="P12"/>
      <text:p text:style-name="P6">4139(Ek: 13/4/1983 -2814/7 md.)Kat irtifakı kurulmuş gayrimenkullerde yapı fiilen tamam-lanmış ve bağımsız bölümlerin üçte ikisi fiilen kullanılmaya başlanmışsa, kat mülkiyetine geçil-memiş olsa dahi anagayrimenkulün yönetiminde kat mülkiyeti hükümleri uygulanır</text:p>
      <text:p text:style-name="P11"/>
      <text:p text:style-name="P12">III -Anagayrimenkulün genel giderlerine katılma :</text:p>
      <text:p text:style-name="P12"/>
      <text:p text:style-name="P3"><text:span text:style-name="T3">Madde 20 </text:span><text:span text:style-name="T6">–(Değişik birinci fıkra: 13/4/1983-2814/9 md.)Kat maliklerinden her biri aralarında başka türlü anlaşma olmadıkça:</text:span></text:p>
      <text:p text:style-name="P12">a) Kapıcı, kaloriferci, bahçıvan ve bekçi giderlerine ve bunlar için toplanacak avansa eşit olarak;</text:p>
      <text:p text:style-name="P12">b) Anagayrimenkulün sigorta primlerine ve bütün ortak yerlerin bakım, koruma, güçlen-dirme ve onarım giderleri ile yönetici aylığı gibi diğer giderlere ve ortak tesislerin işletme giderle-rine ve giderler için toplanacak avansa kendi arsa payı oranında;(1)Katılmakla yükümlüdür.</text:p>
      <text:p text:style-name="P12">c) Kat malikleri ortak yer veya tesisler üzerindeki kullanma hakkından vazgeçmek veya kendi bağımsız bölümünün durumu dolayısıyla bunlardan faydalanmaya lüzum ve ihtiyaç bulun-madığını ileri sürmek suretiyle bu gider ve avans payını ödemekten kaçınamaz.</text:p>
      <text:p text:style-name="P13"/>
      <text:p text:style-name="P3"><text:span text:style-name="T1">Gider veya avans payını ödemeyen kat maliki hakkında, diğer kat maliklerinden her biri veya yönetici tarafından, yönetim planına, bu Kanuna ve genel hükümlere göre </text:span><text:span text:style-name="T2">dava açılabilir, icra takibi yapılabilir.</text:span><text:span text:style-name="T1"> Gider ve avans payının tamamını ödemeyen kat maliki ödemede geciktiği günler için </text:span><text:span text:style-name="T2">aylık yüzde beş</text:span><text:span text:style-name="T1"> hesabıylagecikme tazminatı ödemekle yükümlüdür.(1)Birinci fıkradaki giderlere, kat maliklerinden birinin veya onun bağımsız bölümünden herhangi bir suretle faydalanan kişinin kusurlu bir hareketi sebep olmuşsa, gidere katılanların yaptıkları ödemeler için o kat malikine veya gidere sebep olanlara rücu hakları vardır. </text:span></text:p>
      <text:p text:style-name="P13"/>
      <text:p text:style-name="P19">IV -Sigorta anlaşması:</text:p>
      <text:p text:style-name="P3"><text:soft-page-break/><text:span text:style-name="T2">Madde 21 </text:span>–<text:span text:style-name="T1">Anagayrimenkulün, kat malikleri kurulunca tayin edilecek değer üzerinden sigorta edilmesi kat malikleri kurulunca kararlaştırılabilir.Sigorta yapılması halinde kat malikleri,</text:span><text:span text:style-name="T2"> sigorta giderlerine, arsa payları oranında, katıl-makla yükümlüdürler</text:span><text:span text:style-name="T1">.Anagayrimenkulün tümünün harap olması halinde alınacak sigorta bedeli, aksine sözleş-me olmadıkça, kat maliklerine, arsa payları oranında, paylaştırılır.Yalnız bir veya bir kaç bağımsız bölüm veya eklentisi veya ortak yerlerden bir kısmı ha-sara uğramışsa, alınacak sigorta bedeli hasara uğrayan yerlerin onarımına arsa payları oranında harcanır.Kat malikleri anagayrimenkulün sigortasıyla giderilemeyecek olan zararlarını karşılamak üzere, kendi bağımsız bölümlerini ayrıca kendi ad ve hesaplarına sigorta ettirebilirler; bu halde alınacak sigorta bedeli, anagayrimenkulün sigorta bedelindeki payları da ayrıca saklı kalmak üzere, yalnız kendilerine ait olur.Sigorta hakkındakiemredici hükümler saklıdır.</text:span></text:p>
      <text:p text:style-name="P13"/>
      <text:p text:style-name="P19">V -Ortak giderlerin teminatı:</text:p>
      <text:p text:style-name="P13"/>
      <text:p text:style-name="P3"><text:span text:style-name="T2">Madde 22</text:span><text:span text:style-name="T1"> –(Değişik birinci fıkra: 13/4/1983 -2814/10 md.)Kat malikinin, 20 nci madde uyarınca payına düşecek gider ve avans borcundan ve gecikme tazminatından, bağımsız bölümlerin birinde kira akdine, oturma (sükna) hakkına veya başka bir sebebe dayanarak devamlı bir şekilde faydalananlar da müştereken ve müteselsilen sorumludur. Ancak, kiracının sorumlulu-ğu ödemekle yükümlü olduğu kira miktarı ile sınırlı olup, yaptığı ödeme kira borcundan düşülür.Kat malikinin borcu bu yolla da alınamazsa, mahkemece tesbit edilen borcunu ödemiyen kat malikinin </text:span><text:span text:style-name="T2">bağımsız bölümü üzerine, varsa yöneticinin yoksa kat maliklerinden birinin yazılı istemiyle bu borç tutarı için, diğer kat malikleri lehine kanuni ipotek hakkı</text:span><text:span text:style-name="T1"> tescil edilir.</text:span></text:p>
      <text:p text:style-name="P13"/>
      <text:p text:style-name="P20">B) Kat irtifakı sahiplerinin borçları:</text:p>
      <text:p text:style-name="P20"/>
      <text:p text:style-name="P4"><text:span text:style-name="T2">Madde 26</text:span><text:span text:style-name="T1"> –Kat irtifakı sahipleri bu hakka konu olan ortak arsa üzerinde, ileride kat mül-kiyetine çevrilmek üzere yapılacak yapının sözleşmeye ve plana göre tamamlanması için </text:span><text:span text:style-name="T2">kendile-rine düşen borçları vaktinde yerine getirmek ve yapı işini, doğruluk kaideleri uyarınca kolaylaş-tırmakla, karşılıklı olarak yükümlüdürler.</text:span></text:p>
      <text:p text:style-name="P4"><text:span text:style-name="T1">(Değişik ikinci fıkra: 14/11/2007-5711/13 md.) Kat irtifakı sahiplerinden biri kendine düşen borçları, noter aracılığıyla yapılan ihtara rağmen, bu </text:span><text:span text:style-name="T2">ihtar tarihinden başlayarak iki ay içinde yerine getirmezse</text:span><text:span text:style-name="T1"> diğerlerinin yazılı istemi üzerine hâkim, onun arsa payının ve kat irtifa-kının hükme en yakın tarihteki değeri karşılığında, öteki paydaşlara, </text:span><text:span text:style-name="T2">arsa payları oranında devrine karar verir</text:span><text:span text:style-name="T1">.</text:span><text:span text:style-name="T2">Kat irtifakı sahiplerinden birinin kusuru yüzünden, yapının kanuni süre içinde yapılama-ması sebebiyle kat irtifakı düşerse, kusurlu taraf diğerlerinin bu yüzden uğradıkları zararı tazminle yükümlüdür.</text:span></text:p>
      <text:p text:style-name="P13"/>
      <text:p text:style-name="P13"/>
      <text:p text:style-name="P13"/>
      <text:p text:style-name="P13"/>
      <text:p text:style-name="P13"/>
      <text:p text:style-name="P13"/>
      <text:p text:style-name="P13"/>
      <text:p text:style-name="P13"/>
      <text:p text:style-name="P13"><text:soft-page-break/></text:p>
      <text:p text:style-name="P14">KAT İRTİFAKI KURULURKEN BAĞIMSIZ BÖLÜM ve EKLENTİLERİ ÖRNEĞİ</text:p>
      <text:p text:style-name="P13"/>
      <text:p text:style-name="P3"><text:span text:style-name="Strong_20_Emphasis"><text:span text:style-name="T1">d) Resmi Senedin Yazım Örneği</text:span></text:span><text:span text:style-name="T1"> </text:span></text:p>
      <text:p text:style-name="Standard">BİR TARAFTAN : Serpil Selma AZRA : Efe kızı</text:p>
      <text:p text:style-name="P25">DİĞER TARAFTAN : Efe DURU : Cevdet oğlu</text:p>
      <text:p text:style-name="Text_20_body">aşağıdaki hususlarda anlaşmışlardır.</text:p>
      <text:p text:style-name="Text_20_body">İzmir İli, Ödemiş İlçesi, Atatürk Mahallesinde kain 256 ada, 182 parsel sayılı 192.75 m2 miktarlı arsanın 1/4 hissesi Serpil Selma AZRA ve 3 /4 hissesi Efe DURU adlarına kayıtlı iken; adı geçen malikler bizzat hareketle ibraz ettikleri Ödemiş Belediyesi İmar Müdürlüğünce 22.04.1994 tarih ile tasdik olunan Genel İnşaat Projesi uyarınca inşaa halinde bulunan kagir apartmanın, Ödemiş 2. Noterliğince 30.06.1998 tarih, 08155 sayı ile tasdik olunan listede bağımsız bölüm numaraları ve nitelikleri belirtilen bağımsız bölümler için ana gayrimenkulun tamamını (16) arsa payı itibar ettiklerini zemin kat (1) ve Birinci kat (2) nolu meskenlere 4/16'şar ve İkinci katta (3) nolu dubleks meskene de 8/16 arsa payı ayırarak,(1) nolu meskende Serpil Selma AZRA , (2) ve (3) nolu meskenlerde Efe DURU lehine 634 sayılı Kat Mülkiyeti Kanunu uyarınca kat irtifakı tesisini istediklerini ve Bodrum kattaki E:1 nolu Kömürlüğü (2) ve E:3 nolu Kömürlük ile çatı katında E:2 nolu Depoyu (3) bağımsız bölüm numaralı meskenlere eklenti olarak tahsis ettiklerini ve anagayrimenkulu 05.04.1999 tarihli yönetim planındaki esaslara göre yöneteceklerini, anagayrimenkuldeki diğer yerlerin ortak yerlerden olduğunu birlikte ifade ve beyan ettiler.........</text:p>
      <text:p text:style-name="P13"/>
      <text:p text:style-name="P13"/>
      <text:p text:style-name="P13"/>
      <text:p text:style-name="P13">https://www.tapu-kadastro.net/index.php/sample-levels/tapu-islemleri-akitsiz-2/kat-karsiligi-insaat-hakki-sozlesmesi-serhi</text:p>
      <text:h text:style-name="P26" text:outline-level="1">KAT KARŞILIĞI iNŞAAT HAKKI SÖZLEŞMESİ ŞERHİ </text:h>
      <text:p text:style-name="Text_20_body">Kategori: <text:a xlink:type="simple" xlink:href="https://www.tapu-kadastro.net/index.php/sample-levels/tapu-islemleri-akitsiz-2" text:style-name="Internet_20_link" text:visited-style-name="Visited_20_Internet_20_Link">Tapu İşlemleri (Akitsiz)</text:a> </text:p>
      <text:p text:style-name="Text_20_body"><text:span text:style-name="Strong_20_Emphasis">a) Tanım ve Açıklama</text:span> </text:p>
      <text:p text:style-name="Text_20_body">Kat karşılığı inşaatta taşınmaz malın maliki taşınmazın belli bir hissesini veya yapılacak binadaki bazı bağımsız bölümleri inşaattan kendisine kalacak kısımlara karşılık müteahhide devretmeyi vaad etmektedir. Kat karşılığı inşaat hakkı sözleşmesini düzenleme yetkisi noterlere aittir (TST.55/c).</text:p>
      <text:p text:style-name="Text_20_body"><text:span text:style-name="Strong_20_Emphasis">b) İstenen Belgeler</text:span> </text:p>
      <text:p text:style-name="Text_20_body">1) Taraf/Tarafların fotoğraflı nüfus cüzdanı, pasaport veya avukat kimliği ile vesikalık fotoğrafları, T.C. Kimlik ve vergi numarası,</text:p>
      <text:p text:style-name="Text_20_body">2) İşlem taraflarında temsilci sıfatıyla katılan var ise, temsile ilişkin belge.</text:p>
      <text:p text:style-name="Text_20_body">3) Noterce düzenlenmiş kat karşılığı inşaat hakkı sözleşmesi,</text:p>
      <text:p text:style-name="Text_20_body"><text:span text:style-name="Strong_20_Emphasis">c) Tescil İstem Belgesinin Yazım Örneği</text:span> </text:p>
      <text:p text:style-name="Text_20_body">Yukarıda niteliği gösterilen taşınmaz malın tamamı arsa vasfı İle Ali Kemal DOĞRU adına kayıtlı iken, kayıt maliki Ali Kemal DOĞRU ile ben Fazıl İhsan AYERDEN'in Ümraniye 2. Noterliğine başvurarak düzenleme şeklinde hazırlattığımız 07.07.1999 tarih 25735 sayılı kat karşılığı inşaat hakkı sözleşmesi ile projesine göre bu parsel üzerinde inşaa edilecek beş katlı kargir apartmanda kat <text:soft-page-break/>irtifakı kurulması sonrası zemin kat (2) nolu dükkan birinci kat (3) nolu ikinci kat (5) nolu, üçüncü kat (7) nolu meskenleri sözleşmede belirtilen inşaat seviyelerine göre peyder pey müteahhit, ben, Fazıl İhsan AYERDEN'e <text:span text:style-name="T7">kat karşılığı temlik edilmesi malik tarafından taahhüt edildiğinden bu hakkın tapu kütüğüne şerh edilmesine </text:span>arz ve talep ederiz.</text:p>
      <text:p text:style-name="Text_20_body"><text:span text:style-name="Strong_20_Emphasis">d) Tapuya Şerh Örneği</text:span> </text:p>
      <text:p text:style-name="Text_20_body">Fazıl İhsan AYERDEN lehine kat karşılığı inşaat hakkı vardır. Tarih-Yevmiye</text:p>
      <text:p text:style-name="Text_20_body"><text:span text:style-name="Strong_20_Emphasis">e) İşlemin Mali Yönü</text:span> </text:p>
      <text:p text:style-name="Text_20_body">Harçlar Kanununa ekli (4) sayılı Tarifenin 12. Pozisyonuna uyarınca kayıtlı değer üzerinden Binde 5.4 oranında harç tahsili gerekmektedir.</text:p>
      <text:p text:style-name="Text_20_body">Ayrıca, Döner Sermaye İşletmesince belirlenen tarifeye göre ücret tahsil edilir.</text:p>
      <text:p text:style-name="P13"/>
      <text:p text:style-name="P13"/>
      <text:p text:style-name="P13"/>
      <text:p text:style-name="P13"/>
      <text:p text:style-name="P13"/>
      <text:p text:style-name="P13"/>
      <text:p text:style-name="P13"/>
      <text:p text:style-name="P13"/>
      <text:p text:style-name="P13"/>
      <text:p text:style-name="P13"/>
      <text:p text:style-name="P24"><text:span text:style-name="Strong_20_Emphasis"><text:span text:style-name="T5">Bina ve Site Yöneticileri Yönetim Yetkisine Gerçekten Sahip mi:</text:span></text:span><text:span text:style-name="T5"> Öncelikle bina ve site yönetimleri; </text:span><text:a xlink:type="simple" xlink:href="https://www.gayrimenkulhukuk.com/blog/site-yonetim-plani" text:style-name="Internet_20_link" text:visited-style-name="Visited_20_Internet_20_Link"><text:span text:style-name="T8">önetim</text:span></text:a><text:a xlink:type="simple" xlink:href="https://www.gayrimenkulhukuk.com/blog/site-yonetim-plani" text:style-name="Internet_20_link" text:visited-style-name="Visited_20_Internet_20_Link"><text:span text:style-name="T5"> </text:span></text:a><text:a xlink:type="simple" xlink:href="https://www.gayrimenkulhukuk.com/blog/site-yonetim-plani" text:style-name="Internet_20_link" text:visited-style-name="Visited_20_Internet_20_Link"><text:span text:style-name="T5">y</text:span></text:a><text:span text:style-name="T5">yetkisine sahip olup olmadıklarından emin olmalıdırlar. Zira sitelerde yöneticilerin meşru şekilde seçilebilmesi için (</text:span><text:span text:style-name="Emphasis"><text:span text:style-name="T5">eğer </text:span></text:span><text:a xlink:type="simple" xlink:href="https://www.gayrimenkulhukuk.com/blog/site-yonetim-plani" text:style-name="Internet_20_link" text:visited-style-name="Visited_20_Internet_20_Link"><text:span text:style-name="Emphasis"><text:span text:style-name="T8">yönetim</text:span></text:span></text:a><text:a xlink:type="simple" xlink:href="https://www.gayrimenkulhukuk.com/blog/site-yonetim-plani" text:style-name="Internet_20_link" text:visited-style-name="Visited_20_Internet_20_Link"><text:span text:style-name="Emphasis"><text:span text:style-name="T5"> </text:span></text:span></text:a><text:a xlink:type="simple" xlink:href="https://www.gayrimenkulhukuk.com/blog/site-yonetim-plani" text:style-name="Internet_20_link" text:visited-style-name="Visited_20_Internet_20_Link"><text:span text:style-name="Emphasis"><text:span text:style-name="T8">planında</text:span></text:span></text:a><text:span text:style-name="Emphasis"><text:span text:style-name="T5"> </text:span></text:span><text:span text:style-name="Emphasis"><text:span text:style-name="T4">aksine bir düzenleme yoksa</text:span></text:span><text:span text:style-name="T4">)</text:span><text:span text:style-name="T5"> </text:span><text:span text:style-name="Strong_20_Emphasis"><text:span text:style-name="T5">bağımsız bölüm sayısının salt çoğunluğunu temsil eden</text:span></text:span><text:span text:style-name="T5"> </text:span><text:span text:style-name="Strong_20_Emphasis"><text:span text:style-name="T5">toplu yapı temsilcilerinin oyu </text:span></text:span><text:span text:style-name="T5">gerekecektir. </text:span>Özellikle uygulamada <text:span text:style-name="Strong_20_Emphasis">toplantıya katılanların salt çoğunluğuyla</text:span> site yöneticisi seçiminin gerçekleştiği görülebiliyor olup bu durum site yöneticilerin yaptığı işlemlerin <text:span text:style-name="Strong_20_Emphasis">yok hükmünde </text:span>sayılmasına neden olabilecektir</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1-18T09:56:54.873447582</meta:creation-date>
    <dc:date>2021-01-20T17:50:00.297098333</dc:date>
    <meta:editing-duration>PT4H43M27S</meta:editing-duration>
    <meta:editing-cycles>6</meta:editing-cycles>
    <meta:generator>LibreOffice/7.0.1.2$Linux_X86_64 LibreOffice_project/7cbcfc562f6eb6708b5ff7d7397325de9e764452</meta:generator>
    <meta:document-statistic meta:table-count="0" meta:image-count="0" meta:object-count="0" meta:page-count="8" meta:paragraph-count="87" meta:word-count="2663" meta:character-count="21165" meta:non-whitespace-character-count="18578"/>
  </office:meta>
</office:document-meta>
</file>